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color="#000000" draw:fill="solid" draw:textarea-vertical-align="middl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763b" draw:fill="solid" draw:fill-color="#009e4f" draw:textarea-horizontal-align="justify" draw:textarea-vertical-align="top" draw:auto-grow-height="false" fo:min-height="1.874cm" fo:min-width="7.12cm"/>
      <style:paragraph-properties style:writing-mode="lr-tb"/>
    </style:style>
    <style:style style:name="gr4" style:family="graphic" style:parent-style-name="standard">
      <style:graphic-properties draw:stroke="solid" svg:stroke-color="#00763b" draw:fill="solid" draw:fill-color="#009e4f" draw:textarea-horizontal-align="justify" draw:textarea-vertical-align="top" draw:auto-grow-height="false" fo:min-height="1.02cm" fo:min-width="7.12cm"/>
      <style:paragraph-properties style:writing-mode="lr-tb"/>
    </style:style>
    <style:style style:name="gr5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874cm" fo:min-width="8.026cm"/>
      <style:paragraph-properties style:writing-mode="lr-tb"/>
    </style:style>
    <style:style style:name="gr6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02cm" fo:min-width="8.026cm"/>
      <style:paragraph-properties style:writing-mode="lr-tb"/>
    </style:style>
    <style:style style:name="gr7" style:family="graphic" style:parent-style-name="standard" style:list-style-name="L1">
      <style:graphic-properties svg:stroke-color="#a5a5a5" draw:fill="solid" draw:fill-color="#d0d0d0" draw:textarea-horizontal-align="justify" draw:textarea-vertical-align="middle" draw:auto-grow-height="false" fo:min-height="1.012cm" fo:min-width="8.898cm"/>
      <style:paragraph-properties style:writing-mode="lr-tb"/>
    </style:style>
    <style:style style:name="gr8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1.528cm" fo:min-width="8.898cm"/>
      <style:paragraph-properties style:writing-mode="lr-tb"/>
    </style:style>
    <style:style style:name="gr9" style:family="graphic" style:parent-style-name="standard">
      <style:graphic-properties svg:stroke-color="#a5a5a5" draw:fill="solid" draw:fill-color="#d0d0d0" draw:textarea-horizontal-align="justify" draw:textarea-vertical-align="top" draw:auto-grow-height="false" fo:min-height="7.116cm" fo:min-width="8.898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18.99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e4f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009e4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d0d0d0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d0d0d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49cm" svg:y1="2.34cm" svg:x2="8.128cm" svg:y2="2.34cm">
          <text:p/>
        </draw:line>
        <draw:custom-shape draw:style-name="gr2" draw:text-style-name="P2" draw:layer="layout" svg:width="0.762cm" svg:height="0.508cm" draw:transform="rotate (1.5707963267949) translate (8.133cm 2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62cm" svg:height="2.124cm" svg:x="0.5cm" svg:y="1.378cm">
          <text:p text:style-name="P3"><text:span text:style-name="T1"># abstract methods <text:s text:c="5"/></text:span></text:p>
          <text:p text:style-name="P3"><text:span text:style-name="T1">+ initialize(Topography top, Random rnd) </text:span></text:p>
          <text:p text:style-name="P3"><text:span text:style-name="T1">+ update(Collection pedestrians)</text:span></text:p>
          <text:p text:style-name="P3"><text:span text:style-name="T1">+ setAttributes(self, valu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1.27cm" svg:x="0.5cm" svg:y="0.108cm">
          <text:p text:style-name="P5"><text:span text:style-name="T2">&lt;&lt;Interface&gt;&gt;</text:span></text:p>
          <text:p text:style-name="P5"><text:span text:style-name="T3">ICognitionModel</text:span></text:p>
          <text:p text:style-name="P5"><text:span text:style-name="T4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526cm" svg:height="2.124cm" svg:x="9.3cm" svg:y="1.378cm">
          <text:p text:style-name="P3"><text:span text:style-name="T1"># abstract methods <text:s text:c="5"/></text:span></text:p>
          <text:p text:style-name="P3"><text:span text:style-name="T1">+ setInformationState(Pedestrian ped) </text:span></text:p>
          <text:p text:style-name="P3"><text:span text:style-name="T1">+ setInformationStateGroups(Collection peds)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26cm" svg:height="1.27cm" svg:x="9.3cm" svg:y="0.108cm">
          <text:p text:style-name="P5"><text:span text:style-name="T2">&lt;&lt;Abstract&gt;&gt;</text:span></text:p>
          <text:p text:style-name="P5"><text:span text:style-name="T3">AProbabilisticModel</text:span></text:p>
          <text:p text:style-name="P5"><text:span text:style-name="T4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19cm" svg:y1="2.34cm" svg:x2="17.828cm" svg:y2="2.34cm">
          <text:p/>
        </draw:line>
        <draw:custom-shape draw:style-name="gr2" draw:text-style-name="P2" draw:layer="layout" svg:width="0.762cm" svg:height="0.508cm" draw:transform="rotate (1.5707963267949) translate (17.833cm 2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9.398cm" svg:height="1.262cm" svg:x="19.196cm" svg:y="0.162cm">
          <text:p text:style-name="P9"><text:span text:style-name="T3"/></text:p>
          <text:p text:style-name="P9"><text:span text:style-name="T3">ProbabilisticCognitionModel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398cm" svg:height="1.778cm" svg:x="19.196cm" svg:y="1.424cm">
          <text:p text:style-name="P3"><text:span text:style-name="T1">+ AttributesProbabilisticCognitionModel</text:span></text:p>
          <text:p text:style-name="P3"><text:span text:style-name="T1">+ Random rnd</text:span></text:p>
          <text:p text:style-name="P3"><text:span text:style-name="T1">+ Topography top</text:span></text:p>
          <text:p text:style-name="P3"><text:span text:style-name="T5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398cm" svg:height="7.366cm" svg:x="19.196cm" svg:y="3.202cm">
          <text:p text:style-name="P3"><text:span text:style-name="T1"># methods <text:s text:c="5"/></text:span></text:p>
          <text:p text:style-name="P11"><text:span text:style-name="T1">+ initialize(Topography top, Random rnd) </text:span></text:p>
          <text:p text:style-name="P11"><text:span text:style-name="T1">+ update(Collection pedestrians)</text:span></text:p>
          <text:p text:style-name="P11"><text:span text:style-name="T1">+ setAttributes(self, value)</text:span></text:p>
          <text:p text:style-name="P11"><text:span text:style-name="T1">+ getAttributes()</text:span></text:p>
          <text:p text:style-name="P3"><text:span text:style-name="T1"/></text:p>
          <text:p text:style-name="P11"><text:span text:style-name="T1">## draw target -&gt; EnumeratedIntegerDistribution</text:span></text:p>
          <text:p text:style-name="P11"><text:span text:style-name="T1">+ getNewTarget </text:span></text:p>
          <text:p text:style-name="P11"><text:span text:style-name="T1"/></text:p>
          <text:p text:style-name="P11"><text:span text:style-name="T1">## swap places if agents get stuck</text:span></text:p>
          <text:p text:style-name="P3"><text:span text:style-name="T1">+ tryToReachTarget </text:span></text:p>
          <text:p text:style-name="P3"><text:span text:style-name="T1"/></text:p>
          <text:p text:style-name="P11"><text:span text:style-name="T1">## checks</text:span></text:p>
          <text:p text:style-name="P3"><text:span text:style-name="T1">+ checkModelAttributes</text:span></text:p>
          <text:p text:style-name="P3"><text:span text:style-name="T1">+ checkIfProbabilitiesValid</text:span></text:p>
          <text:p text:style-name="P3"><text:span text:style-name="T1">+ checkIfTargetIdsValid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65cm" svg:height="19.304cm" draw:transform="rotate (-1.5707963267949) translate (28.702cm 10.638cm)">
          <text:p/>
          <draw:enhanced-geometry svg:viewBox="0 0 21600 21600" draw:glue-points="0 0 0 21600 21600 10800" draw:text-areas="0 ?f9 7800 ?f10" draw:type="right-brace" draw:modifiers="107.664920400793 10771.98514826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4" draw:layer="layout" svg:width="17.494cm" svg:height="3.806cm" svg:x="10.56cm" svg:y="11.604cm">
          <draw:text-box>
            <text:p text:style-name="P13"><text:span text:style-name="T6">My extension of the psychology layer: </text:span></text:p>
            <text:p text:style-name="P13"><text:span text:style-name="T6">probabilistic cognition model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058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932cm" svg:x="1cm" svg:y="4.306cm"/>
      <draw:page-thumbnail draw:layer="backgroundobjects" svg:width="8.999cm" svg:height="3.932cm" svg:x="1cm" svg:y="12.882cm"/>
      <draw:page-thumbnail draw:layer="backgroundobjects" svg:width="8.999cm" svg:height="3.932cm" svg:x="1cm" svg:y="21.458cm"/>
      <draw:page-thumbnail draw:layer="backgroundobjects" svg:width="8.999cm" svg:height="3.932cm" svg:x="11cm" svg:y="4.306cm"/>
      <draw:page-thumbnail draw:layer="backgroundobjects" svg:width="8.999cm" svg:height="3.932cm" svg:x="11cm" svg:y="12.882cm"/>
      <draw:page-thumbnail draw:layer="backgroundobjects" svg:width="8.999cm" svg:height="3.932cm" svg:x="11cm" svg:y="21.45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09:40:10.814793220</meta:creation-date>
    <dc:date>2023-10-23T11:10:41.759468190</dc:date>
    <meta:editing-duration>PT50M38S</meta:editing-duration>
    <meta:editing-cycles>22</meta:editing-cycles>
    <meta:generator>LibreOffice/6.4.7.2$Linux_X86_64 LibreOffice_project/40$Build-2</meta:generator>
    <meta:document-statistic meta:object-count="36"/>
  </office:meta>
</office:document-meta>
</file>